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0F0C6DD9D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fill-image draw:name="emacs-writing-studio" xlink:href="Pictures/1000000000000280000000F0C6DD9D23.png" xlink:type="simple" xlink:show="embed" xlink:actuate="onLoad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DejaVu Serif1" fo:font-family="'DejaVu Serif'" style:font-style-name="Book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color="#4b1e6c" loext:opacity="100%" style:font-name="DejaVu Serif" fo:font-family="'DejaVu Serif'" style:font-style-name="Bold" style:font-family-generic="roman" style:font-pitch="variable"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emacs-writing-studio" draw:fill-image-width="0cm" draw:fill-image-height="0cm" style:repeat="no-repeat" draw:fill-image-ref-point-x="0%" draw:fill-image-ref-point-y="0%" draw:fill-image-ref-point="top-left" style:footnote-max-height="0cm" loext:margin-gutter="0cm">
        <style:background-image xlink:href="Pictures/1000000000000280000000F0C6DD9D23.png" xlink:type="simple" xlink:actuate="onLoad" style:position="top left" style:repeat="no-repeat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fill="bitmap" draw:background-size="full" draw:fill-image-name="emacs-writing-studio" draw:fill-image-width="0cm" draw:fill-image-height="0cm" style:repeat="no-repeat" draw:fill-image-ref-point-x="0%" draw:fill-image-ref-point-y="0%" draw:fill-image-ref-point="top-left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OrgTitlePage" style:page-layout-name="Mpm2" draw:style-name="Mdp2" style:next-style-name="OrgFrontMatterPage"/>
    <style:master-page style:name="OrgFrontMatterPage" style:page-layout-name="Mpm3" draw:style-name="Mdp2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3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Prevos</meta:initial-creator>
    <dc:date>2025-08-04T18:09:47.613316321</dc:date>
    <meta:creation-date>2025-08-04T15:49:54</meta:creation-date>
    <meta:generator>LibreOffice/24.8.7.2$Linux_X86_64 LibreOffice_project/480$Build-2</meta:generator>
    <meta:keyword/>
    <dc:subject/>
    <dc:title/>
    <meta:editing-duration>PT2H19M32S</meta:editing-duration>
    <meta:editing-cycles>3</meta:editing-cycles>
    <meta:document-statistic meta:table-count="0" meta:image-count="0" meta:object-count="0" meta:page-count="1" meta:paragraph-count="4" meta:word-count="4" meta:character-count="4" meta:non-whitespace-character-count="4"/>
  </office:meta>
</office:document-meta>
</file>